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1.25cm" fo:min-width="5.8cm"/>
    </style:style>
    <style:style style:name="gr2" style:family="graphic" style:parent-style-name="standard">
      <style:graphic-properties draw:fill-color="#cccccc" draw:textarea-horizontal-align="justify" draw:textarea-vertical-align="middle" draw:auto-grow-height="false" fo:min-height="0.95cm" fo:min-width="3.9cm"/>
    </style:style>
    <style:style style:name="gr3" style:family="graphic" style:parent-style-name="standard">
      <style:graphic-properties draw:fill-color="#cccccc" draw:textarea-horizontal-align="justify" draw:textarea-vertical-align="middle" draw:auto-grow-height="false" fo:min-height="0.95cm" fo:min-width="4.2cm"/>
    </style:style>
    <style:style style:name="gr4" style:family="graphic" style:parent-style-name="standard">
      <style:graphic-properties draw:fill-color="#cccccc" draw:textarea-horizontal-align="justify" draw:textarea-vertical-align="middle" draw:auto-grow-height="false" fo:min-height="0.95cm" fo:min-width="2.973cm"/>
    </style:style>
    <style:style style:name="gr5" style:family="graphic" style:parent-style-name="standard">
      <style:graphic-properties draw:textarea-horizontal-align="justify" draw:textarea-vertical-align="middle" draw:auto-grow-height="false" fo:min-height="1.25cm" fo:min-width="7.5cm"/>
    </style:style>
    <style:style style:name="gr6" style:family="graphic" style:parent-style-name="standard">
      <style:graphic-properties draw:fill-color="#729fcf" draw:textarea-horizontal-align="justify" draw:textarea-vertical-align="middle" draw:auto-grow-height="false" fo:min-height="1.45cm" fo:min-width="4.4cm"/>
    </style:style>
    <style:style style:name="gr7" style:family="graphic" style:parent-style-name="standard">
      <style:graphic-properties draw:stroke="solid" draw:stroke-dash="Ultrafine_20_Dashed" draw:marker-end="" draw:textarea-horizontal-align="justify" draw:textarea-vertical-align="middle" draw:auto-grow-height="false" fo:min-height="1.15cm" fo:min-width="4.4cm"/>
    </style:style>
    <style:style style:name="gr8" style:family="graphic" style:parent-style-name="standard">
      <style:graphic-properties draw:textarea-horizontal-align="justify" draw:textarea-vertical-align="middle" draw:auto-grow-height="false" fo:min-height="1.15cm" fo:min-width="25.8cm" draw:shadow="hidden"/>
    </style:style>
    <style:style style:name="gr9" style:family="graphic" style:parent-style-name="standard">
      <style:graphic-properties draw:textarea-horizontal-align="justify" draw:textarea-vertical-align="middle" draw:auto-grow-height="false" fo:min-height="0.85cm" fo:min-width="3.4cm"/>
    </style:style>
    <style:style style:name="gr10" style:family="graphic" style:parent-style-name="standard">
      <style:graphic-properties draw:fill-color="#ffffff" draw:textarea-horizontal-align="justify" draw:textarea-vertical-align="middle" draw:auto-grow-height="false" fo:min-height="1.35cm" fo:min-width="6.1cm"/>
    </style:style>
    <style:style style:name="gr11" style:family="graphic" style:parent-style-name="standard">
      <style:graphic-properties draw:textarea-horizontal-align="justify" draw:textarea-vertical-align="middle" draw:auto-grow-height="false" fo:min-height="1.55cm" fo:min-width="19.3cm"/>
    </style:style>
    <style:style style:name="gr12" style:family="graphic" style:parent-style-name="objectwithoutfill">
      <style:graphic-properties draw:marker-end="Arrow" draw:marker-end-width="0.3cm" draw:fill="none" draw:textarea-vertical-align="top"/>
    </style:style>
    <style:style style:name="gr13" style:family="graphic" style:parent-style-name="objectwithoutfill">
      <style:graphic-properties draw:stroke="solid" draw:stroke-dash="Ultrafine_20_Dashed" draw:marker-end="Half_20_Circle_20_unfilled" draw:marker-end-width="0.3cm" draw:fill="none" draw:textarea-vertical-align="top"/>
    </style:style>
    <style:style style:name="gr14" style:family="graphic" style:parent-style-name="standard">
      <style:graphic-properties draw:textarea-horizontal-align="justify" draw:textarea-vertical-align="middle" draw:auto-grow-height="false" fo:min-height="0.65cm" fo:min-width="3.3cm"/>
    </style:style>
    <style:style style:name="gr15" style:family="graphic" style:parent-style-name="standard">
      <style:graphic-properties draw:fill-color="#cccccc" draw:textarea-horizontal-align="justify" draw:textarea-vertical-align="middle" draw:auto-grow-height="false" fo:min-height="0.65cm" fo:min-width="3.3cm"/>
    </style:style>
    <style:style style:name="gr16" style:family="graphic" style:parent-style-name="standard">
      <style:graphic-properties draw:fill-color="#ffffff" draw:textarea-horizontal-align="justify" draw:textarea-vertical-align="middle" draw:auto-grow-height="false" fo:min-height="1.05cm" fo:min-width="4.8cm"/>
    </style:style>
    <style:style style:name="gr17" style:family="graphic" style:parent-style-name="objectwithoutfill">
      <style:graphic-properties draw:marker-end="Half_20_Circle_20_unfilled" draw:marker-end-width="0.3cm" draw:fill="none" draw:textarea-vertical-align="middle"/>
    </style:style>
    <style:style style:name="gr18" style:family="graphic" style:parent-style-name="standard">
      <style:graphic-properties draw:textarea-horizontal-align="justify" draw:textarea-vertical-align="middle" draw:auto-grow-height="false" fo:min-height="0.85cm" fo:min-width="4.2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color="#cccccc" draw:textarea-horizontal-align="justify" draw:textarea-vertical-align="middle" draw:auto-grow-height="false" fo:min-height="0.95cm" fo:min-width="4.4cm"/>
    </style:style>
    <style:style style:name="gr21" style:family="graphic" style:parent-style-name="objectwithoutfill">
      <style:graphic-properties draw:marker-start="" draw:marker-end="Arrow" draw:marker-end-width="0.3cm" draw:fill="none" draw:textarea-vertical-align="middle"/>
    </style:style>
    <style:style style:name="gr22" style:family="graphic" style:parent-style-name="objectwithoutfill">
      <style:graphic-properties draw:marker-start="" draw:marker-end="Half_20_Circle_20_unfilled" draw:marker-end-width="0.3cm" draw:fill="none" draw:textarea-vertical-align="middle"/>
    </style:style>
    <style:style style:name="gr23" style:family="graphic" style:parent-style-name="objectwithoutfill">
      <style:graphic-properties draw:marker-start="Arrow" draw:marker-start-width="0.3cm" draw:marker-end="Arrow" draw:marker-end-width="0.3cm" draw:fill="none" draw:textarea-vertical-align="middle"/>
    </style:style>
    <style:style style:name="gr24" style:family="graphic" style:parent-style-name="standard">
      <style:graphic-properties draw:fill-color="#e6e905" draw:textarea-horizontal-align="justify" draw:textarea-vertical-align="middle" draw:auto-grow-height="false" fo:min-height="1.35cm" fo:min-width="1.9cm"/>
    </style:style>
    <style:style style:name="gr25" style:family="graphic" style:parent-style-name="standard">
      <style:graphic-properties draw:fill-color="#cccccc" draw:textarea-horizontal-align="justify" draw:textarea-vertical-align="middle" draw:auto-grow-height="false" fo:min-height="0.65cm" fo:min-width="1.4cm" draw:shadow="hidden"/>
    </style:style>
    <style:style style:name="gr26" style:family="graphic" style:parent-style-name="standard">
      <style:graphic-properties draw:fill-color="#cccccc" draw:textarea-horizontal-align="justify" draw:textarea-vertical-align="middle" draw:auto-grow-height="false" fo:min-height="0.95cm" fo:min-width="2.974cm"/>
    </style:style>
    <style:style style:name="gr27" style:family="graphic" style:parent-style-name="standard">
      <style:graphic-properties draw:fill-color="#cccccc" draw:textarea-horizontal-align="justify" draw:textarea-vertical-align="middle" draw:auto-grow-height="false" fo:min-height="0.65cm" fo:min-width="1.4cm"/>
    </style:style>
    <style:style style:name="gr28" style:family="graphic" style:parent-style-name="objectwithoutfill">
      <style:graphic-properties draw:marker-end="Half_20_Circle_20_unfilled" draw:marker-end-width="0.3cm" draw:fill="none" draw:textarea-vertical-align="middle" draw:shadow="hidden"/>
    </style:style>
    <style:style style:name="gr29" style:family="graphic" style:parent-style-name="standard">
      <style:graphic-properties draw:stroke="none" svg:stroke-color="#000000" draw:fill="none" draw:fill-color="#ffffff" draw:textarea-horizontal-align="left" draw:auto-grow-height="true" draw:auto-grow-width="false" fo:min-height="0.433cm" fo:min-width="3.118cm" draw:shadow="hidden"/>
    </style:style>
    <style:style style:name="gr30" style:family="graphic" style:parent-style-name="standard">
      <style:graphic-properties draw:stroke="none" svg:stroke-color="#000000" draw:fill="none" draw:fill-color="#ffffff" draw:textarea-horizontal-align="left" draw:auto-grow-height="true" draw:auto-grow-width="false" fo:min-height="0.433cm" fo:min-width="1.255cm" draw:shadow="hidden"/>
    </style:style>
    <style:style style:name="gr31" style:family="graphic" style:parent-style-name="standard">
      <style:graphic-properties draw:stroke="none" svg:stroke-color="#000000" draw:fill="none" draw:fill-color="#ffffff" draw:textarea-horizontal-align="left" draw:auto-grow-height="true" draw:auto-grow-width="true" fo:min-height="0.433cm" fo:min-width="1.128cm" draw:shadow="hidden"/>
    </style:style>
    <style:style style:name="gr32" style:family="graphic" style:parent-style-name="standard">
      <style:graphic-properties draw:stroke="none" svg:stroke-color="#000000" draw:fill="none" draw:fill-color="#ffffff" draw:textarea-horizontal-align="left" draw:auto-grow-height="true" draw:auto-grow-width="false" fo:min-height="0.433cm" fo:min-width="1.128cm" draw:shadow="hidden"/>
    </style:style>
    <style:style style:name="gr33" style:family="graphic" style:parent-style-name="standard">
      <style:graphic-properties draw:stroke="solid" draw:stroke-dash="Ultrafine_20_Dashed" svg:stroke-color="#000000" draw:marker-end="" draw:textarea-horizontal-align="justify" draw:textarea-vertical-align="middle" draw:auto-grow-height="false" fo:min-height="0.75cm" fo:min-width="2.5cm"/>
    </style:style>
    <style:style style:name="gr34" style:family="graphic" style:parent-style-name="objectwithoutfill">
      <style:graphic-properties draw:stroke="dash" draw:stroke-dash="Fine_20_Dashed" draw:marker-end="Arrow" draw:marker-end-width="0.3cm" draw:fill="none"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color="#729fcf"/>
      <style:paragraph-properties fo:text-align="center"/>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loext:graphic-properties draw:fill-color="#e6e905"/>
      <style:paragraph-properties fo:text-align="center"/>
    </style:style>
    <style:style style:name="P7" style:family="paragraph">
      <loext:graphic-properties draw:fill="none" draw:fill-color="#ffffff"/>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cm" svg:height="1.5cm" svg:x="4.7cm" svg:y="15.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1" draw:text-style-name="P2" draw:layer="layout" svg:width="6.3cm" svg:height="1.5cm" svg:x="4.6cm" svg:y="15.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2" draw:text-style-name="P2" draw:layer="layout" svg:width="4.4cm" svg:height="1.2cm" svg:x="19.8cm" svg:y="6.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2" draw:text-style-name="P2" draw:layer="layout" svg:width="4.4cm" svg:height="1.2cm" svg:x="19.7cm" svg:y="6.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3" draw:text-style-name="P2" draw:layer="layout" svg:width="4.7cm" svg:height="1.2cm" svg:x="19.8cm" svg:y="12.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3" draw:text-style-name="P2" draw:layer="layout" svg:width="4.7cm" svg:height="1.2cm" svg:x="19.7cm" svg:y="12.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4" draw:text-style-name="P2" draw:layer="layout" svg:width="3.473cm" svg:height="1.2cm" svg:x="8.727cm" svg:y="7.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5" draw:text-style-name="P1" draw:layer="layout" svg:width="8cm" svg:height="1.5cm" svg:x="15.3cm" svg:y="15.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6" draw:text-style-name="P3" draw:layer="layout" svg:width="4.9cm" svg:height="1.7cm" svg:x="3.4cm" svg:y="7.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6" draw:text-style-name="P3" draw:layer="layout" svg:width="4.9cm" svg:height="1.7cm" svg:x="3.3cm" svg:y="7.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7" draw:text-style-name="P1" xml:id="id17" draw:id="id17" draw:layer="layout" svg:width="4.9cm" svg:height="1.4cm" svg:x="2cm" svg:y="4.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7" draw:text-style-name="P1" draw:layer="layout" svg:width="4.9cm" svg:height="1.4cm" svg:x="1.9cm" svg:y="4.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8" draw:text-style-name="P1" xml:id="id4" draw:id="id4" draw:layer="layout" svg:width="26.3cm" svg:height="1.4cm" svg:x="1.8cm" svg:y="18.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4.72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draw:glue-point draw:id="28" svg:x="-3.498cm" svg:y="-5cm"/>
          <text:p text:style-name="P1">Database</text:p>
          <draw:enhanced-geometry svg:viewBox="0 0 21600 21600" draw:type="rectangle" draw:enhanced-path="M 0 0 L 21600 0 21600 21600 0 21600 0 0 Z N"/>
        </draw:custom-shape>
        <draw:custom-shape draw:style-name="gr1" draw:text-style-name="P2" xml:id="id7" draw:id="id7" draw:layer="layout" svg:width="6.3cm" svg:height="1.5cm" svg:x="4.5cm" svg:y="15.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9" draw:text-style-name="P1" xml:id="id2" draw:id="id2" draw:layer="layout" svg:width="3.9cm" svg:height="1.1cm" svg:x="20cm" svg:y="9.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ache</text:p>
          <draw:enhanced-geometry svg:viewBox="0 0 21600 21600" draw:type="rectangle" draw:enhanced-path="M 0 0 L 21600 0 21600 21600 0 21600 0 0 Z N"/>
        </draw:custom-shape>
        <draw:custom-shape draw:style-name="gr5" draw:text-style-name="P1" draw:layer="layout" svg:width="8cm" svg:height="1.5cm" svg:x="15.2cm" svg:y="15.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5" draw:text-style-name="P1" xml:id="id3" draw:id="id3" draw:layer="layout" svg:width="8cm" svg:height="1.5cm" svg:x="15.1cm" svg:y="15.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10" draw:text-style-name="P4" xml:id="id13" draw:id="id13" draw:layer="layout" svg:width="6.6cm" svg:height="1.6cm" svg:x="11.9cm" svg:y="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ront end (socket)</text:p>
          <draw:enhanced-geometry svg:viewBox="0 0 21600 21600" draw:type="rectangle" draw:enhanced-path="M 0 0 L 21600 0 21600 21600 0 21600 0 0 Z N"/>
        </draw:custom-shape>
        <draw:custom-shape draw:style-name="gr11" draw:text-style-name="P1" xml:id="id11" draw:id="id11" draw:layer="layout" svg:width="19.8cm" svg:height="1.8cm" svg:x="8.5cm" svg:y="3.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3.434cm" svg:y="5cm" draw:escape-direction="down"/>
          <draw:glue-point draw:id="20" svg:x="-1.136cm" svg:y="5cm" draw:escape-direction="down"/>
          <draw:glue-point draw:id="21" svg:x="-4.328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ssion</text:p>
          <draw:enhanced-geometry svg:viewBox="0 0 21600 21600" draw:extrusion="false" draw:extrusion-color="false" draw:type="rectangle" draw:enhanced-path="M 0 0 L 21600 0 21600 21600 0 21600 0 0 Z N"/>
        </draw:custom-shape>
        <draw:custom-shape draw:style-name="gr2" draw:text-style-name="P2" xml:id="id1" draw:id="id1" draw:layer="layout" svg:width="4.4cm" svg:height="1.2cm" svg:x="19.6cm" svg:y="6.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g>
          <draw:g>
            <draw:line draw:style-name="gr12" draw:text-style-name="P5" draw:layer="layout" svg:x1="22.6cm" svg:y1="2.5cm" svg:x2="24.1cm" svg:y2="2.5cm">
              <text:p text:style-name="P1">modify</text:p>
            </draw:line>
            <draw:line draw:style-name="gr13" draw:text-style-name="P5" draw:layer="layout" svg:x1="22.4cm" svg:y1="1.5cm" svg:x2="24.1cm" svg:y2="1.5cm">
              <text:p text:style-name="P1">read</text:p>
            </draw:line>
            <draw:custom-shape draw:style-name="gr14" draw:text-style-name="P1" draw:layer="layout" svg:width="3.8cm" svg:height="0.9cm" svg:x="24.6cm" svg:y="1.1cm">
              <text:p text:style-name="P1">Module</text:p>
              <draw:enhanced-geometry svg:viewBox="0 0 21600 21600" draw:type="rectangle" draw:enhanced-path="M 0 0 L 21600 0 21600 21600 0 21600 0 0 Z N"/>
            </draw:custom-shape>
            <draw:custom-shape draw:style-name="gr15" draw:text-style-name="P2" draw:layer="layout" svg:width="3.8cm" svg:height="0.9cm" svg:x="24.6cm" svg:y="2.2cm">
              <text:p text:style-name="P1">Function</text:p>
              <draw:enhanced-geometry svg:viewBox="0 0 21600 21600" draw:type="rectangle" draw:enhanced-path="M 0 0 L 21600 0 21600 21600 0 21600 0 0 Z N"/>
            </draw:custom-shape>
          </draw:g>
        </draw:g>
        <draw:custom-shape draw:style-name="gr16" draw:text-style-name="P4" xml:id="id14" draw:id="id14" draw:layer="layout" svg:width="5.3cm" svg:height="1.3cm" svg:x="1.9cm" svg:y="1.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mote Service</text:p>
          <draw:enhanced-geometry svg:viewBox="0 0 21600 21600" draw:type="rectangle" draw:enhanced-path="M 0 0 L 21600 0 21600 21600 0 21600 0 0 Z N"/>
        </draw:custom-shape>
        <draw:custom-shape draw:style-name="gr7" draw:text-style-name="P1" xml:id="id9" draw:id="id9" draw:layer="layout" svg:width="4.9cm" svg:height="1.4cm" svg:x="1.8cm" svg:y="4.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onnector draw:style-name="gr17" draw:text-style-name="P5" draw:layer="layout" svg:x1="21.8cm" svg:y1="7.5cm" svg:x2="21.95cm" svg:y2="9.4cm" draw:start-shape="id1" draw:start-glue-point="2" draw:end-shape="id2" draw:end-glue-point="0" svg:d="M21800 7500v950h150v950" svg:viewBox="0 0 151 1901">
          <text:p/>
        </draw:connector>
        <draw:connector draw:style-name="gr17" draw:text-style-name="P5" draw:layer="layout" svg:x1="19.1cm" svg:y1="17.1cm" svg:x2="19.131cm" svg:y2="18.3cm" draw:start-shape="id3" draw:start-glue-point="2" draw:end-shape="id4" draw:end-glue-point="8" svg:d="M19100 17100v600h31v600" svg:viewBox="0 0 32 1201">
          <text:p/>
        </draw:connector>
        <draw:custom-shape draw:style-name="gr18" draw:text-style-name="P1" xml:id="id5" draw:id="id5" draw:layer="layout" svg:width="4.7cm" svg:height="1.1cm" svg:x="14.6cm" svg:y="9.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UpdateTracker</text:p>
          <draw:enhanced-geometry svg:viewBox="0 0 21600 21600" draw:type="rectangle" draw:enhanced-path="M 0 0 L 21600 0 21600 21600 0 21600 0 0 Z N"/>
        </draw:custom-shape>
        <draw:custom-shape draw:style-name="gr3" draw:text-style-name="P2" xml:id="id6" draw:id="id6" draw:layer="layout" svg:width="4.7cm" svg:height="1.2cm" svg:x="19.6cm" svg:y="1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onnector draw:style-name="gr19" draw:text-style-name="P5" draw:layer="layout" svg:x1="17.59cm" svg:y1="10.5cm" svg:x2="17.59cm" svg:y2="10.5cm" draw:start-shape="id5" draw:start-glue-point="17" draw:end-shape="id5" draw:end-glue-point="17" svg:d="M17590 10500z" svg:viewBox="0 0 1 1">
          <text:p/>
        </draw:connector>
        <draw:connector draw:style-name="gr17" draw:text-style-name="P5" draw:layer="layout" svg:x1="22.925cm" svg:y1="10.5cm" svg:x2="21.95cm" svg:y2="12cm" draw:start-shape="id2" draw:start-glue-point="16" draw:end-shape="id6" draw:end-glue-point="0" svg:d="M22925 10500v750h-975v750" svg:viewBox="0 0 976 1501">
          <text:p/>
        </draw:connector>
        <draw:connector draw:style-name="gr19" draw:text-style-name="P5" draw:layer="layout" svg:x1="7.65cm" svg:y1="16.9cm" svg:x2="11.366cm" svg:y2="18.3cm" draw:start-shape="id7" draw:start-glue-point="2" draw:end-shape="id4" draw:end-glue-point="6" svg:d="M7650 16900v700h3716v700" svg:viewBox="0 0 3717 1401">
          <text:p/>
        </draw:connector>
        <draw:custom-shape draw:style-name="gr6" draw:text-style-name="P3" xml:id="id8" draw:id="id8" draw:layer="layout" svg:width="4.9cm" svg:height="1.7cm" svg:x="3.2cm" svg:y="7.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onnector draw:style-name="gr19" draw:text-style-name="P5" draw:layer="layout" draw:line-skew="1.45cm" svg:x1="6.317cm" svg:y1="9.3cm" svg:x2="5.932cm" svg:y2="15.4cm" draw:start-shape="id8" draw:start-glue-point="17" draw:end-shape="id7" draw:end-glue-point="4" svg:d="M6317 9300v4500h-385v1600" svg:viewBox="0 0 386 6101">
          <text:p/>
        </draw:connector>
        <draw:connector draw:style-name="gr19" draw:text-style-name="P5" draw:layer="layout" svg:x1="6.429cm" svg:y1="7.6cm" svg:x2="3.694cm" svg:y2="5.5cm" draw:start-shape="id8" draw:start-glue-point="8" draw:end-shape="id9" draw:end-glue-point="20" svg:d="M6429 7600v-1050h-2735v-1050" svg:viewBox="0 0 2736 2101">
          <text:p/>
        </draw:connector>
        <draw:custom-shape draw:style-name="gr20" draw:text-style-name="P2" xml:id="id10" draw:id="id10" draw:layer="layout" svg:width="4.9cm" svg:height="1.2cm" svg:x="14.1cm" svg:y="1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Tracking</text:p>
          <draw:enhanced-geometry svg:viewBox="0 0 21600 21600" draw:type="rectangle" draw:enhanced-path="M 0 0 L 21600 0 21600 21600 0 21600 0 0 Z N"/>
        </draw:custom-shape>
        <draw:connector draw:style-name="gr19" draw:text-style-name="P5" draw:layer="layout" svg:x1="18.01cm" svg:y1="15.6cm" svg:x2="17.775cm" svg:y2="13.2cm" draw:start-shape="id3" draw:start-glue-point="6" draw:end-shape="id10" draw:end-glue-point="16" svg:d="M18010 15600v-1200h-235v-1200" svg:viewBox="0 0 236 2401">
          <text:p/>
        </draw:connector>
        <draw:connector draw:style-name="gr19" draw:text-style-name="P5" draw:layer="layout" draw:line-skew="0.05cm" svg:x1="9.368cm" svg:y1="15.4cm" svg:x2="15.325cm" svg:y2="13.2cm" draw:start-shape="id7" draw:start-glue-point="7" draw:end-shape="id10" draw:end-glue-point="19" svg:d="M9368 15400v-1050h5957v-1150" svg:viewBox="0 0 5958 2201">
          <text:p/>
        </draw:connector>
        <draw:connector draw:style-name="gr19" draw:text-style-name="P5" draw:layer="layout" svg:x1="15.883cm" svg:y1="12cm" svg:x2="16.417cm" svg:y2="10.5cm" draw:start-shape="id10" draw:start-glue-point="6" draw:end-shape="id5" draw:end-glue-point="20" svg:d="M15883 12000v-750h534v-750" svg:viewBox="0 0 535 1501">
          <text:p/>
        </draw:connector>
        <draw:connector draw:style-name="gr19" draw:text-style-name="P5" draw:layer="layout" svg:x1="17.886cm" svg:y1="12cm" svg:x2="20.975cm" svg:y2="10.5cm" draw:start-shape="id10" draw:start-glue-point="7" draw:end-shape="id2" draw:end-glue-point="19" svg:d="M17886 12000v-750h3089v-750" svg:viewBox="0 0 3090 1501">
          <text:p/>
        </draw:connector>
        <draw:connector draw:style-name="gr21" draw:text-style-name="P5" draw:layer="layout" draw:line-skew="-0.5cm" svg:x1="11.601cm" svg:y1="5.6cm" svg:x2="11.283cm" svg:y2="7.6cm" draw:start-shape="id11" draw:start-glue-point="19" draw:end-shape="id12" draw:end-glue-point="7" svg:d="M11601 5600v500h-318v1500" svg:viewBox="0 0 319 2001">
          <text:p/>
        </draw:connector>
        <draw:connector draw:style-name="gr22" draw:text-style-name="P5" draw:layer="layout" svg:x1="23.35cm" svg:y1="5.6cm" svg:x2="21.201cm" svg:y2="6.3cm" draw:start-shape="id11" draw:start-glue-point="16" draw:end-shape="id1" draw:end-glue-point="6" svg:d="M23350 5600v350h-2149v350" svg:viewBox="0 0 2150 701">
          <text:p/>
        </draw:connector>
        <draw:connector draw:style-name="gr17" draw:text-style-name="P5" draw:layer="layout" svg:x1="19.6cm" svg:y1="6.77cm" svg:x2="17.697cm" svg:y2="9.4cm" draw:start-shape="id1" draw:start-glue-point="27" draw:end-shape="id5" draw:end-glue-point="8" svg:d="M19600 6770h-1903v2630" svg:viewBox="0 0 1904 2631">
          <text:p/>
        </draw:connector>
        <draw:connector draw:style-name="gr23" draw:text-style-name="P5" draw:layer="layout" svg:x1="18.4cm" svg:y1="3.8cm" svg:x2="15.2cm" svg:y2="2.7cm" draw:start-shape="id11" draw:start-glue-point="0" draw:end-shape="id13" draw:end-glue-point="2" svg:d="M18400 3800v-550h-3200v-550" svg:viewBox="0 0 3201 1101">
          <text:p/>
        </draw:connector>
        <draw:connector draw:style-name="gr23" draw:text-style-name="P5" draw:layer="layout" svg:x1="4.25cm" svg:y1="4.1cm" svg:x2="4.55cm" svg:y2="2.7cm" draw:start-shape="id9" draw:start-glue-point="0" draw:end-shape="id14" draw:end-glue-point="2" svg:d="M4250 4100v-700h300v-700" svg:viewBox="0 0 301 1401">
          <text:p/>
        </draw:connector>
        <draw:connector draw:style-name="gr19" draw:text-style-name="P5" draw:layer="layout" svg:x1="10.8cm" svg:y1="15.988cm" svg:x2="14.6cm" svg:y2="15.85cm" draw:start-shape="id7" draw:start-glue-point="12" draw:end-shape="id15" draw:end-glue-point="3" svg:d="M10800 15988h1900v-138h1900" svg:viewBox="0 0 3801 139">
          <text:p/>
        </draw:connector>
        <draw:connector draw:style-name="gr19" draw:text-style-name="P5" draw:layer="layout" draw:line-skew="-0.25cm" svg:x1="8.995cm" svg:y1="7.6cm" svg:x2="6.031cm" svg:y2="5.5cm" draw:start-shape="id12" draw:start-glue-point="5" draw:end-shape="id9" draw:end-glue-point="18" svg:d="M8995 7600v-1300h-2964v-800" svg:viewBox="0 0 2965 2101">
          <text:p/>
        </draw:connector>
        <draw:custom-shape draw:style-name="gr24" draw:text-style-name="P6" xml:id="id16" draw:id="id16" draw:layer="layout" svg:width="2.4cm" svg:height="1.6cm" svg:x="25.4cm" svg:y="11.4cm">
          <draw:glue-point draw:id="4" svg:x="-2.083cm" svg:y="5cm" draw:escape-direction="down"/>
          <draw:glue-point draw:id="5" svg:x="2.083cm" svg:y="5cm" draw:escape-direction="down"/>
          <text:p text:style-name="P1">ALL</text:p>
          <draw:enhanced-geometry svg:viewBox="0 0 21600 21600" draw:type="rectangle" draw:enhanced-path="M 0 0 L 21600 0 21600 21600 0 21600 0 0 Z N"/>
        </draw:custom-shape>
        <draw:connector draw:style-name="gr17" draw:text-style-name="P5" draw:layer="layout" svg:x1="26.6cm" svg:y1="11.4cm" svg:x2="25.599cm" svg:y2="5.6cm" draw:start-shape="id16" draw:start-glue-point="0" draw:end-shape="id11" draw:end-glue-point="18" svg:d="M26600 11400v-2900h-1001v-2900" svg:viewBox="0 0 1002 5801">
          <text:p/>
        </draw:connector>
        <draw:connector draw:style-name="gr17" draw:text-style-name="P5" draw:layer="layout" svg:x1="27.099cm" svg:y1="13cm" svg:x2="27.371cm" svg:y2="18.3cm" draw:start-shape="id16" draw:start-glue-point="5" draw:end-shape="id4" draw:end-glue-point="9" svg:d="M27099 13000v2650h272v2650" svg:viewBox="0 0 273 5301">
          <text:p/>
        </draw:connector>
        <draw:connector draw:style-name="gr17" draw:text-style-name="P5" draw:layer="layout" svg:x1="8.5cm" svg:y1="4.895cm" svg:x2="6.9cm" svg:y2="5cm" draw:start-shape="id11" draw:start-glue-point="23" draw:end-shape="id17" draw:end-glue-point="1" svg:d="M8500 4895h-800v105h-800" svg:viewBox="0 0 1601 106">
          <text:p/>
        </draw:connector>
        <draw:connector draw:style-name="gr19" draw:text-style-name="P5" draw:layer="layout" svg:x1="2.358cm" svg:y1="5.5cm" svg:x2="4.5cm" svg:y2="16.312cm" draw:start-shape="id9" draw:start-glue-point="21" draw:end-shape="id7" draw:end-glue-point="23" svg:d="M2358 5500v10812h2142" svg:viewBox="0 0 2143 10813">
          <text:p/>
        </draw:connector>
        <draw:custom-shape draw:style-name="gr25" draw:text-style-name="P2" xml:id="id15" draw:id="id15" draw:layer="layout" svg:width="1.9cm" svg:height="0.9cm" svg:x="14.6cm" svg:y="15.4cm">
          <text:p text:style-name="P1"><text:span text:style-name="T1">collective</text:span></text:p>
          <draw:enhanced-geometry svg:viewBox="0 0 21600 21600" draw:type="rectangle" draw:enhanced-path="M 0 0 L 21600 0 21600 21600 0 21600 0 0 Z N"/>
        </draw:custom-shape>
        <draw:custom-shape draw:style-name="gr26" draw:text-style-name="P2" draw:layer="layout" svg:width="3.474cm" svg:height="1.2cm" svg:x="8.663cm" svg:y="7.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4" draw:text-style-name="P2" xml:id="id12" draw:id="id12" draw:layer="layout" svg:width="3.473cm" svg:height="1.2cm" svg:x="8.6cm" svg:y="7.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onnector draw:style-name="gr19" draw:text-style-name="P5" draw:layer="layout" draw:line-skew="-0.75cm" svg:x1="10.336cm" svg:y1="8.8cm" svg:x2="8.651cm" svg:y2="15.4cm" draw:start-shape="id12" draw:start-glue-point="2" draw:end-shape="id7" draw:end-glue-point="8" svg:d="M10336 8800v2550h-1685v4050" svg:viewBox="0 0 1686 6601">
          <text:p/>
        </draw:connector>
        <draw:custom-shape draw:style-name="gr27" draw:text-style-name="P2" draw:layer="layout" svg:width="1.9cm" svg:height="0.9cm" svg:x="2.6cm" svg:y="7.1cm">
          <text:p text:style-name="P1"><text:span text:style-name="T1">collective</text:span></text:p>
          <draw:enhanced-geometry svg:viewBox="0 0 21600 21600" draw:type="rectangle" draw:enhanced-path="M 0 0 L 21600 0 21600 21600 0 21600 0 0 Z N"/>
        </draw:custom-shape>
        <draw:custom-shape draw:style-name="gr27" draw:text-style-name="P2" draw:layer="layout" svg:width="1.9cm" svg:height="0.9cm" svg:x="1.4cm" svg:y="3.9cm">
          <text:p text:style-name="P1"><text:span text:style-name="T1">collective</text:span></text:p>
          <draw:enhanced-geometry svg:viewBox="0 0 21600 21600" draw:type="rectangle" draw:enhanced-path="M 0 0 L 21600 0 21600 21600 0 21600 0 0 Z N"/>
        </draw:custom-shape>
        <draw:connector draw:style-name="gr28" draw:text-style-name="P5" draw:layer="layout" svg:x1="26.101cm" svg:y1="13cm" svg:x2="22.19cm" svg:y2="15.6cm" draw:start-shape="id16" draw:start-glue-point="4" draw:end-shape="id3" draw:end-glue-point="9" svg:d="M26101 13000v1300h-3911v1300" svg:viewBox="0 0 3912 2601">
          <text:p/>
        </draw:connector>
        <draw:frame draw:style-name="gr29" draw:text-style-name="P7" draw:layer="layout" svg:width="3.618cm" svg:height="0.683cm" svg:x="10.7cm" svg:y="13.3cm">
          <draw:text-box>
            <text:p><text:span text:style-name="T1">Database::Cluster</text:span></text:p>
          </draw:text-box>
        </draw:frame>
        <draw:frame draw:style-name="gr29" draw:text-style-name="P7" draw:layer="layout" svg:width="3.618cm" svg:height="0.683cm" svg:x="11cm" svg:y="15.2cm">
          <draw:text-box>
            <text:p><text:span text:style-name="T1">Database::Cluster</text:span></text:p>
          </draw:text-box>
        </draw:frame>
        <draw:frame draw:style-name="gr30" draw:text-style-name="P7" draw:layer="layout" svg:width="1.755cm" svg:height="0.683cm" svg:x="17.645cm" svg:y="13.317cm">
          <draw:text-box>
            <text:p><text:span text:style-name="T1">FilterID</text:span></text:p>
          </draw:text-box>
        </draw:frame>
        <draw:frame draw:style-name="gr31" draw:text-style-name="P7" draw:layer="layout" svg:width="1.628cm" svg:height="0.683cm" svg:x="15.672cm" svg:y="11.1cm">
          <draw:text-box>
            <text:p><text:span text:style-name="T1">MsgID</text:span></text:p>
          </draw:text-box>
        </draw:frame>
        <draw:frame draw:style-name="gr32" draw:text-style-name="P7" draw:layer="layout" svg:width="1.628cm" svg:height="0.683cm" svg:x="17.7cm" svg:y="11.117cm">
          <draw:text-box>
            <text:p><text:span text:style-name="T1">MsgID</text:span></text:p>
          </draw:text-box>
        </draw:frame>
        <draw:frame draw:style-name="gr31" draw:text-style-name="P7" draw:layer="layout" svg:width="1.628cm" svg:height="0.683cm" svg:x="17.5cm" svg:y="6.7cm">
          <draw:text-box>
            <text:p><text:span text:style-name="T1">MsgID</text:span></text:p>
          </draw:text-box>
        </draw:frame>
        <draw:frame draw:style-name="gr31" draw:text-style-name="P7" draw:layer="layout" svg:width="1.628cm" svg:height="0.683cm" svg:x="21.772cm" svg:y="7.617cm">
          <draw:text-box>
            <text:p><text:span text:style-name="T1">MsgID</text:span></text:p>
          </draw:text-box>
        </draw:frame>
        <draw:frame draw:style-name="gr31" draw:text-style-name="P7" draw:layer="layout" svg:width="1.628cm" svg:height="0.683cm" svg:x="21.772cm" svg:y="11.117cm">
          <draw:text-box>
            <text:p><text:span text:style-name="T1">MsgID</text:span></text:p>
          </draw:text-box>
        </draw:frame>
        <draw:connector draw:style-name="gr19" draw:text-style-name="P5" draw:layer="layout" svg:x1="12.072cm" svg:y1="8.33cm" svg:x2="20.444cm" svg:y2="9.4cm" draw:start-shape="id12" draw:start-glue-point="13" draw:end-shape="id2" draw:end-glue-point="5" svg:d="M12072 8330h8372v1070" svg:viewBox="0 0 8373 1071">
          <text:p/>
        </draw:connector>
        <draw:custom-shape draw:style-name="gr33" draw:text-style-name="P1" draw:layer="layout" svg:width="3cm" svg:height="1cm" svg:x="12.3cm" svg:y="3.9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ustom-shape draw:style-name="gr33" draw:text-style-name="P1" draw:layer="layout" svg:width="3cm" svg:height="1cm" svg:x="12.5cm" svg:y="4.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ustom-shape draw:style-name="gr33" draw:text-style-name="P1" draw:layer="layout" svg:width="3cm" svg:height="1cm" svg:x="12.4cm" svg:y="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ustom-shape draw:style-name="gr33" draw:text-style-name="P1" xml:id="id18" draw:id="id18" draw:layer="layout" svg:width="3cm" svg:height="1cm" svg:x="12.3cm" svg:y="3.9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onnector draw:style-name="gr19" draw:text-style-name="P5" draw:layer="layout" draw:line-skew="1.65cm" svg:x1="13.8cm" svg:y1="4.9cm" svg:x2="10.083cm" svg:y2="15.4cm" draw:start-shape="id18" draw:start-glue-point="2" draw:end-shape="id7" draw:end-glue-point="9" svg:d="M13800 4900v6900h-3717v3600" svg:viewBox="0 0 3718 10501">
          <text:p/>
        </draw:connector>
        <draw:connector draw:style-name="gr19" draw:text-style-name="P5" draw:layer="layout" svg:x1="16.31cm" svg:y1="9.4cm" svg:x2="14.55cm" svg:y2="4.9cm" draw:start-shape="id5" draw:start-glue-point="6" draw:end-shape="id18" draw:end-glue-point="16" svg:d="M16310 9400v-2250h-1760v-2250" svg:viewBox="0 0 1761 4501">
          <text:p/>
        </draw:connector>
        <draw:connector draw:style-name="gr19" draw:text-style-name="P5" draw:layer="layout" draw:line-skew="0.45cm" svg:x1="7.542cm" svg:y1="7.6cm" svg:x2="13.05cm" svg:y2="4.9cm" draw:start-shape="id8" draw:start-glue-point="9" draw:end-shape="id18" draw:end-glue-point="19" svg:d="M7542 7600v-900h5508v-1800" svg:viewBox="0 0 5509 2701">
          <text:p/>
        </draw:connector>
        <draw:connector draw:style-name="gr34" draw:text-style-name="P5" draw:layer="layout" svg:x1="9.863cm" svg:y1="7.6cm" svg:x2="12.3cm" svg:y2="4.508cm" draw:start-shape="id12" draw:start-glue-point="6" draw:end-shape="id18" draw:end-glue-point="23" svg:d="M9863 7600v-3092h2437" svg:viewBox="0 0 2438 309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3T14:38:48.272088150</meta:creation-date>
    <dc:date>2021-04-05T13:36:47.153928652</dc:date>
    <meta:editing-duration>PT1H49M38S</meta:editing-duration>
    <meta:editing-cycles>26</meta:editing-cycles>
    <meta:generator>LibreOffice/6.1.5.2$Linux_X86_64 LibreOffice_project/10$Build-2</meta:generator>
    <meta:print-date>2021-04-03T23:19:07.107107171</meta:print-date>
    <meta:document-statistic meta:object-count="79"/>
  </office:meta>
</office:document-meta>
</file>